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41.93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b2b2b2" fo:border="0.06pt solid #000000"/>
    </style:style>
    <style:style style:name="ce3" style:family="table-cell" style:parent-style-name="Default">
      <style:table-cell-properties fo:background-color="#66ccff" fo:border="0.06pt solid #000000"/>
    </style:style>
    <style:style style:name="ce4" style:family="table-cell" style:parent-style-name="Default">
      <style:table-cell-properties fo:background-color="#eeeeee" fo:border="0.06pt solid #000000"/>
    </style:style>
    <style:style style:name="ce5" style:family="table-cell" style:parent-style-name="Default">
      <style:table-cell-properties fo:background-color="#99ff66" fo:border="0.06pt solid #000000"/>
    </style:style>
    <style:style style:name="ce6" style:family="table-cell" style:parent-style-name="Default">
      <style:table-cell-properties fo:border-bottom="0.06pt solid #000000" fo:background-color="#ffff99" style:diagonal-bl-tr="none" style:diagonal-tl-br="none" fo:border-left="none" fo:border-right="0.06pt solid #000000" style:rotation-align="none" fo:border-top="0.06pt solid #000000"/>
    </style:style>
    <style:style style:name="ce7" style:family="table-cell" style:parent-style-name="Default">
      <style:table-cell-properties fo:background-color="#ffff99" fo:border="0.06pt solid #000000"/>
    </style:style>
    <style:style style:name="ce8" style:family="table-cell" style:parent-style-name="Default">
      <style:table-cell-properties fo:background-color="#b2b2b2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cfe7f5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06pt solid #000000" fo:background-color="#99ff99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99ff99" style:diagonal-bl-tr="none" style:diagonal-tl-br="none" fo:border="0.06pt solid #000000" style:rotation-align="none"/>
    </style:style>
    <style:style style:name="ce13" style:family="table-cell" style:parent-style-name="Default">
      <style:table-cell-properties fo:border-bottom="0.06pt solid #000000" fo:background-color="#b2b2b2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fo:background-color="#eeeeee" style:diagonal-bl-tr="none" style:diagonal-tl-br="none" fo:border-left="0.06pt solid #000000" fo:border-right="none" style:rotation-align="none" fo:border-top="0.06pt solid #000000"/>
    </style:style>
    <style:style style:name="ce15" style:family="table-cell" style:parent-style-name="Default">
      <style:table-cell-properties fo:border-bottom="0.06pt solid #000000" fo:background-color="#99ff99" style:diagonal-bl-tr="none" style:diagonal-tl-br="none" fo:border-left="0.06pt solid #000000" fo:border-right="none" style:rotation-align="none" fo:border-top="0.06pt solid #000000"/>
    </style:style>
    <style:style style:name="ce16" style:family="table-cell" style:parent-style-name="Default">
      <style:table-cell-properties fo:border-bottom="0.06pt solid #000000" fo:background-color="#b2b2b2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06pt solid #000000" fo:background-color="#99ff99" style:diagonal-bl-tr="none" style:diagonal-tl-br="none" fo:border-left="none" fo:border-right="0.06pt solid #000000" style:rotation-align="none" fo:border-top="0.06pt solid #000000"/>
    </style:style>
  </office:automatic-styles>
  <office:body>
    <office:spreadsheet>
      <table:table table:name="New" table:style-name="ta1">
        <table:table-column table:style-name="co1" table:default-cell-style-name="ce3"/>
        <table:table-column table:style-name="co2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6"/>
        <table:table-column table:style-name="co1" table:default-cell-style-name="ce4"/>
        <table:table-column table:style-name="co1" table:default-cell-style-name="ce7"/>
        <table:table-column table:style-name="co1" table:default-cell-style-name="ce4"/>
        <table:table-column table:style-name="co1" table:default-cell-style-name="ce7"/>
        <table:table-column table:style-name="co1" table:default-cell-style-name="ce4"/>
        <table:table-column table:style-name="co1" table:default-cell-style-name="ce7"/>
        <table:table-row table:style-name="ro1">
          <table:table-cell table:style-name="ce1" office:value-type="string" calcext:value-type="string" table:number-columns-spanned="11" table:number-rows-spanned="1">
            <text:p>Previous Result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Benchmark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ev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rb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rbaa+basic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trdist</text:p>
          </table:table-cell>
          <table:table-cell office:value-type="string" calcext:value-type="string">
            <text:p>anagram/anagram</text:p>
          </table:table-cell>
          <table:table-cell office:value-type="float" office:value="3114" calcext:value-type="float">
            <text:p>3114</text:p>
          </table:table-cell>
          <table:table-cell office:value-type="float" office:value="68" calcext:value-type="float">
            <text:p>68</text:p>
          </table:table-cell>
          <table:table-cell table:formula="of:=([.D3]/[.C3]*100)" office:value-type="float" office:value="2.18368657675016" calcext:value-type="float">
            <text:p>2,1836865768</text:p>
          </table:table-cell>
          <table:table-cell office:value-type="float" office:value="1023" calcext:value-type="float">
            <text:p>1023</text:p>
          </table:table-cell>
          <table:table-cell table:formula="of:=(([.F3]/[.C3]*100))+0" office:value-type="float" office:value="32.8516377649326" calcext:value-type="float">
            <text:p>32,8516377649</text:p>
          </table:table-cell>
          <table:table-cell office:value-type="float" office:value="1660" calcext:value-type="float">
            <text:p>1660</text:p>
          </table:table-cell>
          <table:table-cell table:formula="of:=(([.H3]/[.C3]*100))+0" office:value-type="float" office:value="53.3076429030186" calcext:value-type="float">
            <text:p>53,307642903</text:p>
          </table:table-cell>
          <table:table-cell office:value-type="float" office:value="1854" calcext:value-type="float">
            <text:p>1854</text:p>
          </table:table-cell>
          <table:table-cell table:formula="of:=(([.J3]/[.C3]*100))+0" office:value-type="float" office:value="59.5375722543353" calcext:value-type="float">
            <text:p>59,5375722543</text:p>
          </table:table-cell>
        </table:table-row>
        <table:table-row table:style-name="ro2">
          <table:covered-table-cell/>
          <table:table-cell office:value-type="string" calcext:value-type="string">
            <text:p>bc/bc</text:p>
          </table:table-cell>
          <table:table-cell office:value-type="float" office:value="198674" calcext:value-type="float">
            <text:p>198674</text:p>
          </table:table-cell>
          <table:table-cell office:value-type="float" office:value="28095" calcext:value-type="float">
            <text:p>28095</text:p>
          </table:table-cell>
          <table:table-cell table:formula="of:=([.D4]/[.C4]*100)" office:value-type="float" office:value="14.1412565307992" calcext:value-type="float">
            <text:p>14,1412565308</text:p>
          </table:table-cell>
          <table:table-cell office:value-type="float" office:value="61482" calcext:value-type="float">
            <text:p>61482</text:p>
          </table:table-cell>
          <table:table-cell table:formula="of:=(([.F4]/[.C4]*100))+0" office:value-type="float" office:value="30.9461731278376" calcext:value-type="float">
            <text:p>30,9461731278</text:p>
          </table:table-cell>
          <table:table-cell office:value-type="float" office:value="95091" calcext:value-type="float">
            <text:p>95091</text:p>
          </table:table-cell>
          <table:table-cell table:formula="of:=(([.H4]/[.C4]*100))+0" office:value-type="float" office:value="47.8628305666569" calcext:value-type="float">
            <text:p>47,8628305667</text:p>
          </table:table-cell>
          <table:table-cell office:value-type="float" office:value="99361" calcext:value-type="float">
            <text:p>99361</text:p>
          </table:table-cell>
          <table:table-cell table:formula="of:=(([.J4]/[.C4]*100))+0" office:value-type="float" office:value="50.0120800910034" calcext:value-type="float">
            <text:p>50,012080091</text:p>
          </table:table-cell>
        </table:table-row>
        <table:table-row table:style-name="ro2">
          <table:covered-table-cell/>
          <table:table-cell office:value-type="string" calcext:value-type="string">
            <text:p>ft/ft</text:p>
          </table:table-cell>
          <table:table-cell office:value-type="float" office:value="7660" calcext:value-type="float">
            <text:p>7660</text:p>
          </table:table-cell>
          <table:table-cell office:value-type="float" office:value="209" calcext:value-type="float">
            <text:p>209</text:p>
          </table:table-cell>
          <table:table-cell table:formula="of:=([.D5]/[.C5]*100)" office:value-type="float" office:value="2.72845953002611" calcext:value-type="float">
            <text:p>2,72845953</text:p>
          </table:table-cell>
          <table:table-cell office:value-type="float" office:value="401" calcext:value-type="float">
            <text:p>401</text:p>
          </table:table-cell>
          <table:table-cell table:formula="of:=(([.F5]/[.C5]*100))+0" office:value-type="float" office:value="5.23498694516971" calcext:value-type="float">
            <text:p>5,2349869452</text:p>
          </table:table-cell>
          <table:table-cell office:value-type="float" office:value="1888" calcext:value-type="float">
            <text:p>1888</text:p>
          </table:table-cell>
          <table:table-cell table:formula="of:=(([.H5]/[.C5]*100))+0" office:value-type="float" office:value="24.6475195822454" calcext:value-type="float">
            <text:p>24,6475195822</text:p>
          </table:table-cell>
          <table:table-cell office:value-type="float" office:value="1985" calcext:value-type="float">
            <text:p>1985</text:p>
          </table:table-cell>
          <table:table-cell table:formula="of:=(([.J5]/[.C5]*100))+0" office:value-type="float" office:value="25.9138381201044" calcext:value-type="float">
            <text:p>25,9138381201</text:p>
          </table:table-cell>
        </table:table-row>
        <table:table-row table:style-name="ro2">
          <table:covered-table-cell/>
          <table:table-cell office:value-type="string" calcext:value-type="string">
            <text:p>ks/ks</text:p>
          </table:table-cell>
          <table:table-cell office:value-type="float" office:value="14377" calcext:value-type="float">
            <text:p>14377</text:p>
          </table:table-cell>
          <table:table-cell office:value-type="float" office:value="87" calcext:value-type="float">
            <text:p>87</text:p>
          </table:table-cell>
          <table:table-cell table:formula="of:=([.D6]/[.C6]*100)" office:value-type="float" office:value="0.605133198859289" calcext:value-type="float">
            <text:p>0,6051331989</text:p>
          </table:table-cell>
          <table:table-cell office:value-type="float" office:value="3304" calcext:value-type="float">
            <text:p>3304</text:p>
          </table:table-cell>
          <table:table-cell table:formula="of:=(([.F6]/[.C6]*100))+0" office:value-type="float" office:value="22.9811504486332" calcext:value-type="float">
            <text:p>22,9811504486</text:p>
          </table:table-cell>
          <table:table-cell office:value-type="float" office:value="3105" calcext:value-type="float">
            <text:p>3105</text:p>
          </table:table-cell>
          <table:table-cell table:formula="of:=(([.H6]/[.C6]*100))+0" office:value-type="float" office:value="21.5969952006677" calcext:value-type="float">
            <text:p>21,5969952007</text:p>
          </table:table-cell>
          <table:table-cell office:value-type="float" office:value="3983" calcext:value-type="float">
            <text:p>3983</text:p>
          </table:table-cell>
          <table:table-cell table:formula="of:=(([.J6]/[.C6]*100))+0" office:value-type="float" office:value="27.7039716213396" calcext:value-type="float">
            <text:p>27,7039716213</text:p>
          </table:table-cell>
        </table:table-row>
        <table:table-row table:style-name="ro2">
          <table:covered-table-cell/>
          <table:table-cell office:value-type="string" calcext:value-type="string">
            <text:p>yacr2/yacr2</text:p>
          </table:table-cell>
          <table:table-cell office:value-type="float" office:value="38262" calcext:value-type="float">
            <text:p>38262</text:p>
          </table:table-cell>
          <table:table-cell office:value-type="float" office:value="76" calcext:value-type="float">
            <text:p>76</text:p>
          </table:table-cell>
          <table:table-cell table:formula="of:=([.D7]/[.C7]*100)" office:value-type="float" office:value="0.198630495008102" calcext:value-type="float">
            <text:p>0,198630495</text:p>
          </table:table-cell>
          <table:table-cell office:value-type="float" office:value="2763" calcext:value-type="float">
            <text:p>2763</text:p>
          </table:table-cell>
          <table:table-cell table:formula="of:=(([.F7]/[.C7]*100))+0" office:value-type="float" office:value="7.22126391720245" calcext:value-type="float">
            <text:p>7,2212639172</text:p>
          </table:table-cell>
          <table:table-cell office:value-type="float" office:value="4909" calcext:value-type="float">
            <text:p>4909</text:p>
          </table:table-cell>
          <table:table-cell table:formula="of:=(([.H7]/[.C7]*100))+0" office:value-type="float" office:value="12.8299618420365" calcext:value-type="float">
            <text:p>12,829961842</text:p>
          </table:table-cell>
          <table:table-cell office:value-type="float" office:value="5539" calcext:value-type="float">
            <text:p>5539</text:p>
          </table:table-cell>
          <table:table-cell table:formula="of:=(([.J7]/[.C7]*100))+0" office:value-type="float" office:value="14.4765041032879" calcext:value-type="float">
            <text:p>14,4765041033</text:p>
          </table:table-cell>
        </table:table-row>
        <table:table-row table:style-name="ro2">
          <table:table-cell office:value-type="string" calcext:value-type="string" table:number-columns-spanned="1" table:number-rows-spanned="14">
            <text:p>Prolangs</text:p>
          </table:table-cell>
          <table:table-cell office:value-type="string" calcext:value-type="string">
            <text:p>allroots/allroots</text:p>
          </table:table-cell>
          <table:table-cell office:value-type="float" office:value="974" calcext:value-type="float">
            <text:p>974</text:p>
          </table:table-cell>
          <table:table-cell office:value-type="float" office:value="159" calcext:value-type="float">
            <text:p>159</text:p>
          </table:table-cell>
          <table:table-cell table:formula="of:=([.D8]/[.C8]*100)" office:value-type="float" office:value="16.3244353182752" calcext:value-type="float">
            <text:p>16,3244353183</text:p>
          </table:table-cell>
          <table:table-cell office:value-type="float" office:value="627" calcext:value-type="float">
            <text:p>627</text:p>
          </table:table-cell>
          <table:table-cell table:formula="of:=(([.F8]/[.C8]*100))+0" office:value-type="float" office:value="64.3737166324435" calcext:value-type="float">
            <text:p>64,3737166324</text:p>
          </table:table-cell>
          <table:table-cell office:value-type="float" office:value="777" calcext:value-type="float">
            <text:p>777</text:p>
          </table:table-cell>
          <table:table-cell table:formula="of:=(([.H8]/[.C8]*100))+0" office:value-type="float" office:value="79.7741273100616" calcext:value-type="float">
            <text:p>79,7741273101</text:p>
          </table:table-cell>
          <table:table-cell office:value-type="float" office:value="778" calcext:value-type="float">
            <text:p>778</text:p>
          </table:table-cell>
          <table:table-cell table:formula="of:=(([.J8]/[.C8]*100))+0" office:value-type="float" office:value="79.8767967145791" calcext:value-type="float">
            <text:p>79,8767967146</text:p>
          </table:table-cell>
        </table:table-row>
        <table:table-row table:style-name="ro2">
          <table:covered-table-cell/>
          <table:table-cell office:value-type="string" calcext:value-type="string">
            <text:p>archie-client/archie</text:p>
          </table:table-cell>
          <table:table-cell office:value-type="float" office:value="159051" calcext:value-type="float">
            <text:p>159051</text:p>
          </table:table-cell>
          <table:table-cell office:value-type="float" office:value="1558" calcext:value-type="float">
            <text:p>1558</text:p>
          </table:table-cell>
          <table:table-cell table:formula="of:=([.D9]/[.C9]*100)" office:value-type="float" office:value="0.979560015340991" calcext:value-type="float">
            <text:p>0,9795600153</text:p>
          </table:table-cell>
          <table:table-cell office:value-type="float" office:value="32709" calcext:value-type="float">
            <text:p>32709</text:p>
          </table:table-cell>
          <table:table-cell table:formula="of:=(([.F9]/[.C9]*100))+0" office:value-type="float" office:value="20.5651017598129" calcext:value-type="float">
            <text:p>20,5651017598</text:p>
          </table:table-cell>
          <table:table-cell office:value-type="float" office:value="26142" calcext:value-type="float">
            <text:p>26142</text:p>
          </table:table-cell>
          <table:table-cell table:formula="of:=(([.H9]/[.C9]*100))+0" office:value-type="float" office:value="16.4362374332761" calcext:value-type="float">
            <text:p>16,4362374333</text:p>
          </table:table-cell>
          <table:table-cell office:value-type="float" office:value="44591" calcext:value-type="float">
            <text:p>44591</text:p>
          </table:table-cell>
          <table:table-cell table:formula="of:=(([.J9]/[.C9]*100))+0" office:value-type="float" office:value="28.0356615173749" calcext:value-type="float">
            <text:p>28,0356615174</text:p>
          </table:table-cell>
        </table:table-row>
        <table:table-row table:style-name="ro2">
          <table:covered-table-cell/>
          <table:table-cell office:value-type="string" calcext:value-type="string">
            <text:p>assembler/assembler</text:p>
          </table:table-cell>
          <table:table-cell office:value-type="float" office:value="35474" calcext:value-type="float">
            <text:p>35474</text:p>
          </table:table-cell>
          <table:table-cell office:value-type="float" office:value="767" calcext:value-type="float">
            <text:p>767</text:p>
          </table:table-cell>
          <table:table-cell table:formula="of:=([.D10]/[.C10]*100)" office:value-type="float" office:value="2.16214692450809" calcext:value-type="float">
            <text:p>2,1621469245</text:p>
          </table:table-cell>
          <table:table-cell office:value-type="float" office:value="14298" calcext:value-type="float">
            <text:p>14298</text:p>
          </table:table-cell>
          <table:table-cell table:formula="of:=(([.F10]/[.C10]*100))+0" office:value-type="float" office:value="40.3055759147545" calcext:value-type="float">
            <text:p>40,3055759148</text:p>
          </table:table-cell>
          <table:table-cell office:value-type="float" office:value="16977" calcext:value-type="float">
            <text:p>16977</text:p>
          </table:table-cell>
          <table:table-cell table:formula="of:=(([.H10]/[.C10]*100))+0" office:value-type="float" office:value="47.8575858375148" calcext:value-type="float">
            <text:p>47,8575858375</text:p>
          </table:table-cell>
          <table:table-cell office:value-type="float" office:value="19728" calcext:value-type="float">
            <text:p>19728</text:p>
          </table:table-cell>
          <table:table-cell table:formula="of:=(([.J10]/[.C10]*100))+0" office:value-type="float" office:value="55.6125613125106" calcext:value-type="float">
            <text:p>55,6125613125</text:p>
          </table:table-cell>
        </table:table-row>
        <table:table-row table:style-name="ro2">
          <table:covered-table-cell/>
          <table:table-cell office:value-type="string" calcext:value-type="string">
            <text:p>bison/mybison</text:p>
          </table:table-cell>
          <table:table-cell office:value-type="float" office:value="114025" calcext:value-type="float">
            <text:p>114025</text:p>
          </table:table-cell>
          <table:table-cell office:value-type="float" office:value="848" calcext:value-type="float">
            <text:p>848</text:p>
          </table:table-cell>
          <table:table-cell table:formula="of:=([.D11]/[.C11]*100)" office:value-type="float" office:value="0.743696557772418" calcext:value-type="float">
            <text:p>0,7436965578</text:p>
          </table:table-cell>
          <table:table-cell office:value-type="float" office:value="12484" calcext:value-type="float">
            <text:p>12484</text:p>
          </table:table-cell>
          <table:table-cell table:formula="of:=(([.F11]/[.C11]*100))+0" office:value-type="float" office:value="10.9484762113572" calcext:value-type="float">
            <text:p>10,9484762114</text:p>
          </table:table-cell>
          <table:table-cell office:value-type="float" office:value="10905" calcext:value-type="float">
            <text:p>10905</text:p>
          </table:table-cell>
          <table:table-cell table:formula="of:=(([.H11]/[.C11]*100))+0" office:value-type="float" office:value="9.56369217276913" calcext:value-type="float">
            <text:p>9,5636921728</text:p>
          </table:table-cell>
          <table:table-cell office:value-type="float" office:value="16807" calcext:value-type="float">
            <text:p>16807</text:p>
          </table:table-cell>
          <table:table-cell table:formula="of:=(([.J11]/[.C11]*100))+0" office:value-type="float" office:value="14.7397500548125" calcext:value-type="float">
            <text:p>14,7397500548</text:p>
          </table:table-cell>
        </table:table-row>
        <table:table-row table:style-name="ro2">
          <table:covered-table-cell/>
          <table:table-cell office:value-type="string" calcext:value-type="string">
            <text:p>cdecl/cdecl</text:p>
          </table:table-cell>
          <table:table-cell office:value-type="float" office:value="301817" calcext:value-type="float">
            <text:p>301817</text:p>
          </table:table-cell>
          <table:table-cell office:value-type="float" office:value="41470" calcext:value-type="float">
            <text:p>41470</text:p>
          </table:table-cell>
          <table:table-cell table:formula="of:=([.D12]/[.C12]*100)" office:value-type="float" office:value="13.7401140426152" calcext:value-type="float">
            <text:p>13,7401140426</text:p>
          </table:table-cell>
          <table:table-cell office:value-type="float" office:value="74846" calcext:value-type="float">
            <text:p>74846</text:p>
          </table:table-cell>
          <table:table-cell table:formula="of:=(([.F12]/[.C12]*100))+0" office:value-type="float" office:value="24.798470596421" calcext:value-type="float">
            <text:p>24,7984705964</text:p>
          </table:table-cell>
          <table:table-cell office:value-type="float" office:value="150050" calcext:value-type="float">
            <text:p>150050</text:p>
          </table:table-cell>
          <table:table-cell table:formula="of:=(([.H12]/[.C12]*100))+0" office:value-type="float" office:value="49.7155561151294" calcext:value-type="float">
            <text:p>49,7155561151</text:p>
          </table:table-cell>
          <table:table-cell office:value-type="float" office:value="153126" calcext:value-type="float">
            <text:p>153126</text:p>
          </table:table-cell>
          <table:table-cell table:formula="of:=(([.J12]/[.C12]*100))+0" office:value-type="float" office:value="50.7347167323246" calcext:value-type="float">
            <text:p>50,7347167323</text:p>
          </table:table-cell>
        </table:table-row>
        <table:table-row table:style-name="ro2">
          <table:covered-table-cell/>
          <table:table-cell office:value-type="string" calcext:value-type="string">
            <text:p>compiler/compiler</text:p>
          </table:table-cell>
          <table:table-cell office:value-type="float" office:value="9515" calcext:value-type="float">
            <text:p>9515</text:p>
          </table:table-cell>
          <table:table-cell office:value-type="float" office:value="47" calcext:value-type="float">
            <text:p>47</text:p>
          </table:table-cell>
          <table:table-cell table:formula="of:=([.D13]/[.C13]*100)" office:value-type="float" office:value="0.493956910141881" calcext:value-type="float">
            <text:p>0,4939569101</text:p>
          </table:table-cell>
          <table:table-cell office:value-type="float" office:value="6401" calcext:value-type="float">
            <text:p>6401</text:p>
          </table:table-cell>
          <table:table-cell table:formula="of:=(([.F13]/[.C13]*100))+0" office:value-type="float" office:value="67.2727272727273" calcext:value-type="float">
            <text:p>67,2727272727</text:p>
          </table:table-cell>
          <table:table-cell office:value-type="float" office:value="6401" calcext:value-type="float">
            <text:p>6401</text:p>
          </table:table-cell>
          <table:table-cell table:formula="of:=(([.H13]/[.C13]*100))+0" office:value-type="float" office:value="67.2727272727273" calcext:value-type="float">
            <text:p>67,2727272727</text:p>
          </table:table-cell>
          <table:table-cell office:value-type="float" office:value="6584" calcext:value-type="float">
            <text:p>6584</text:p>
          </table:table-cell>
          <table:table-cell table:formula="of:=(([.J13]/[.C13]*100))+0" office:value-type="float" office:value="69.1960063058329" calcext:value-type="float">
            <text:p>69,1960063058</text:p>
          </table:table-cell>
        </table:table-row>
        <table:table-row table:style-name="ro2">
          <table:covered-table-cell/>
          <table:table-cell office:value-type="string" calcext:value-type="string">
            <text:p>fixoutput/fixoutput</text:p>
          </table:table-cell>
          <table:table-cell office:value-type="float" office:value="3778" calcext:value-type="float">
            <text:p>3778</text:p>
          </table:table-cell>
          <table:table-cell office:value-type="float" office:value="4" calcext:value-type="float">
            <text:p>4</text:p>
          </table:table-cell>
          <table:table-cell table:formula="of:=([.D14]/[.C14]*100)" office:value-type="float" office:value="0.105876124933827" calcext:value-type="float">
            <text:p>0,1058761249</text:p>
          </table:table-cell>
          <table:table-cell office:value-type="float" office:value="3336" calcext:value-type="float">
            <text:p>3336</text:p>
          </table:table-cell>
          <table:table-cell table:formula="of:=(([.F14]/[.C14]*100))+0" office:value-type="float" office:value="88.3006881948121" calcext:value-type="float">
            <text:p>88,3006881948</text:p>
          </table:table-cell>
          <table:table-cell office:value-type="float" office:value="3142" calcext:value-type="float">
            <text:p>3142</text:p>
          </table:table-cell>
          <table:table-cell table:formula="of:=(([.H14]/[.C14]*100))+0" office:value-type="float" office:value="83.1656961355214" calcext:value-type="float">
            <text:p>83,1656961355</text:p>
          </table:table-cell>
          <table:table-cell office:value-type="float" office:value="3414" calcext:value-type="float">
            <text:p>3414</text:p>
          </table:table-cell>
          <table:table-cell table:formula="of:=(([.J14]/[.C14]*100))+0" office:value-type="float" office:value="90.3652726310217" calcext:value-type="float">
            <text:p>90,365272631</text:p>
          </table:table-cell>
        </table:table-row>
        <table:table-row table:style-name="ro2">
          <table:covered-table-cell/>
          <table:table-cell office:value-type="string" calcext:value-type="string">
            <text:p>football/football</text:p>
          </table:table-cell>
          <table:table-cell office:value-type="float" office:value="495119" calcext:value-type="float">
            <text:p>495119</text:p>
          </table:table-cell>
          <table:table-cell office:value-type="float" office:value="17719" calcext:value-type="float">
            <text:p>17719</text:p>
          </table:table-cell>
          <table:table-cell table:formula="of:=([.D15]/[.C15]*100)" office:value-type="float" office:value="3.57873561709407" calcext:value-type="float">
            <text:p>3,5787356171</text:p>
          </table:table-cell>
          <table:table-cell office:value-type="float" office:value="293103" calcext:value-type="float">
            <text:p>293103</text:p>
          </table:table-cell>
          <table:table-cell table:formula="of:=(([.F15]/[.C15]*100))+0" office:value-type="float" office:value="59.1984957151715" calcext:value-type="float">
            <text:p>59,1984957152</text:p>
          </table:table-cell>
          <table:table-cell office:value-type="float" office:value="297491" calcext:value-type="float">
            <text:p>297491</text:p>
          </table:table-cell>
          <table:table-cell table:formula="of:=(([.H15]/[.C15]*100))+0" office:value-type="float" office:value="60.0847473031736" calcext:value-type="float">
            <text:p>60,0847473032</text:p>
          </table:table-cell>
          <table:table-cell office:value-type="float" office:value="322210" calcext:value-type="float">
            <text:p>322210</text:p>
          </table:table-cell>
          <table:table-cell table:formula="of:=(([.J15]/[.C15]*100))+0" office:value-type="float" office:value="65.0772844508088" calcext:value-type="float">
            <text:p>65,0772844508</text:p>
          </table:table-cell>
        </table:table-row>
        <table:table-row table:style-name="ro2">
          <table:covered-table-cell/>
          <table:table-cell office:value-type="string" calcext:value-type="string">
            <text:p>gnugo/gnugo</text:p>
          </table:table-cell>
          <table:table-cell office:value-type="float" office:value="13519" calcext:value-type="float">
            <text:p>13519</text:p>
          </table:table-cell>
          <table:table-cell office:value-type="float" office:value="1248" calcext:value-type="float">
            <text:p>1248</text:p>
          </table:table-cell>
          <table:table-cell table:formula="of:=([.D16]/[.C16]*100)" office:value-type="float" office:value="9.23145203047563" calcext:value-type="float">
            <text:p>9,2314520305</text:p>
          </table:table-cell>
          <table:table-cell office:value-type="float" office:value="8232" calcext:value-type="float">
            <text:p>8232</text:p>
          </table:table-cell>
          <table:table-cell table:formula="of:=(([.F16]/[.C16]*100))+0" office:value-type="float" office:value="60.8920778164065" calcext:value-type="float">
            <text:p>60,8920778164</text:p>
          </table:table-cell>
          <table:table-cell office:value-type="float" office:value="10573" calcext:value-type="float">
            <text:p>10573</text:p>
          </table:table-cell>
          <table:table-cell table:formula="of:=(([.H16]/[.C16]*100))+0" office:value-type="float" office:value="78.2084473703676" calcext:value-type="float">
            <text:p>78,2084473704</text:p>
          </table:table-cell>
          <table:table-cell office:value-type="float" office:value="10719" calcext:value-type="float">
            <text:p>10719</text:p>
          </table:table-cell>
          <table:table-cell table:formula="of:=(([.J16]/[.C16]*100))+0" office:value-type="float" office:value="79.2884089059842" calcext:value-type="float">
            <text:p>79,288408906</text:p>
          </table:table-cell>
        </table:table-row>
        <table:table-row table:style-name="ro2">
          <table:covered-table-cell/>
          <table:table-cell office:value-type="string" calcext:value-type="string">
            <text:p>loader/loader</text:p>
          </table:table-cell>
          <table:table-cell office:value-type="float" office:value="13782" calcext:value-type="float">
            <text:p>13782</text:p>
          </table:table-cell>
          <table:table-cell office:value-type="float" office:value="320" calcext:value-type="float">
            <text:p>320</text:p>
          </table:table-cell>
          <table:table-cell table:formula="of:=([.D17]/[.C17]*100)" office:value-type="float" office:value="2.32186910462923" calcext:value-type="float">
            <text:p>2,3218691046</text:p>
          </table:table-cell>
          <table:table-cell office:value-type="float" office:value="4073" calcext:value-type="float">
            <text:p>4073</text:p>
          </table:table-cell>
          <table:table-cell table:formula="of:=(([.F17]/[.C17]*100))+0" office:value-type="float" office:value="29.5530401973589" calcext:value-type="float">
            <text:p>29,5530401974</text:p>
          </table:table-cell>
          <table:table-cell office:value-type="float" office:value="5026" calcext:value-type="float">
            <text:p>5026</text:p>
          </table:table-cell>
          <table:table-cell table:formula="of:=(([.H17]/[.C17]*100))+0" office:value-type="float" office:value="36.4678566245828" calcext:value-type="float">
            <text:p>36,4678566246</text:p>
          </table:table-cell>
          <table:table-cell office:value-type="float" office:value="6352" calcext:value-type="float">
            <text:p>6352</text:p>
          </table:table-cell>
          <table:table-cell table:formula="of:=(([.J17]/[.C17]*100))+0" office:value-type="float" office:value="46.0891017268902" calcext:value-type="float">
            <text:p>46,0891017269</text:p>
          </table:table-cell>
        </table:table-row>
        <table:table-row table:style-name="ro2">
          <table:covered-table-cell/>
          <table:table-cell office:value-type="string" calcext:value-type="string">
            <text:p>plot2fig/plot2fig</text:p>
          </table:table-cell>
          <table:table-cell office:value-type="float" office:value="27372" calcext:value-type="float">
            <text:p>27372</text:p>
          </table:table-cell>
          <table:table-cell office:value-type="float" office:value="793" calcext:value-type="float">
            <text:p>793</text:p>
          </table:table-cell>
          <table:table-cell table:formula="of:=([.D18]/[.C18]*100)" office:value-type="float" office:value="2.89712114569633" calcext:value-type="float">
            <text:p>2,8971211457</text:p>
          </table:table-cell>
          <table:table-cell office:value-type="float" office:value="6594" calcext:value-type="float">
            <text:p>6594</text:p>
          </table:table-cell>
          <table:table-cell table:formula="of:=(([.F18]/[.C18]*100))+0" office:value-type="float" office:value="24.0903112669882" calcext:value-type="float">
            <text:p>24,090311267</text:p>
          </table:table-cell>
          <table:table-cell office:value-type="float" office:value="12713" calcext:value-type="float">
            <text:p>12713</text:p>
          </table:table-cell>
          <table:table-cell table:formula="of:=(([.H18]/[.C18]*100))+0" office:value-type="float" office:value="46.4452725412831" calcext:value-type="float">
            <text:p>46,4452725413</text:p>
          </table:table-cell>
          <table:table-cell office:value-type="float" office:value="13560" calcext:value-type="float">
            <text:p>13560</text:p>
          </table:table-cell>
          <table:table-cell table:formula="of:=(([.J18]/[.C18]*100))+0" office:value-type="float" office:value="49.5396755808856" calcext:value-type="float">
            <text:p>49,5396755809</text:p>
          </table:table-cell>
        </table:table-row>
        <table:table-row table:style-name="ro2">
          <table:covered-table-cell/>
          <table:table-cell office:value-type="string" calcext:value-type="string">
            <text:p>simulator/simulator</text:p>
          </table:table-cell>
          <table:table-cell office:value-type="float" office:value="25591" calcext:value-type="float">
            <text:p>25591</text:p>
          </table:table-cell>
          <table:table-cell office:value-type="float" office:value="911" calcext:value-type="float">
            <text:p>911</text:p>
          </table:table-cell>
          <table:table-cell table:formula="of:=([.D19]/[.C19]*100)" office:value-type="float" office:value="3.55984525809855" calcext:value-type="float">
            <text:p>3,5598452581</text:p>
          </table:table-cell>
          <table:table-cell office:value-type="float" office:value="11855" calcext:value-type="float">
            <text:p>11855</text:p>
          </table:table-cell>
          <table:table-cell table:formula="of:=(([.F19]/[.C19]*100))+0" office:value-type="float" office:value="46.324879840569" calcext:value-type="float">
            <text:p>46,3248798406</text:p>
          </table:table-cell>
          <table:table-cell office:value-type="float" office:value="10557" calcext:value-type="float">
            <text:p>10557</text:p>
          </table:table-cell>
          <table:table-cell table:formula="of:=(([.H19]/[.C19]*100))+0" office:value-type="float" office:value="41.252784181939" calcext:value-type="float">
            <text:p>41,2527841819</text:p>
          </table:table-cell>
          <table:table-cell office:value-type="float" office:value="13376" calcext:value-type="float">
            <text:p>13376</text:p>
          </table:table-cell>
          <table:table-cell table:formula="of:=(([.J19]/[.C19]*100))+0" office:value-type="float" office:value="52.2683756007972" calcext:value-type="float">
            <text:p>52,2683756008</text:p>
          </table:table-cell>
        </table:table-row>
        <table:table-row table:style-name="ro2">
          <table:covered-table-cell/>
          <table:table-cell office:value-type="string" calcext:value-type="string">
            <text:p>unix-smail/unix-smail</text:p>
          </table:table-cell>
          <table:table-cell office:value-type="float" office:value="61246" calcext:value-type="float">
            <text:p>61246</text:p>
          </table:table-cell>
          <table:table-cell office:value-type="float" office:value="748" calcext:value-type="float">
            <text:p>748</text:p>
          </table:table-cell>
          <table:table-cell table:formula="of:=([.D20]/[.C20]*100)" office:value-type="float" office:value="1.22130424844071" calcext:value-type="float">
            <text:p>1,2213042484</text:p>
          </table:table-cell>
          <table:table-cell office:value-type="float" office:value="22880" calcext:value-type="float">
            <text:p>22880</text:p>
          </table:table-cell>
          <table:table-cell table:formula="of:=(([.F20]/[.C20]*100))+0" office:value-type="float" office:value="37.3575417170101" calcext:value-type="float">
            <text:p>37,357541717</text:p>
          </table:table-cell>
          <table:table-cell office:value-type="float" office:value="26289" calcext:value-type="float">
            <text:p>26289</text:p>
          </table:table-cell>
          <table:table-cell table:formula="of:=(([.H20]/[.C20]*100))+0" office:value-type="float" office:value="42.9236195016817" calcext:value-type="float">
            <text:p>42,9236195017</text:p>
          </table:table-cell>
          <table:table-cell office:value-type="float" office:value="29977" calcext:value-type="float">
            <text:p>29977</text:p>
          </table:table-cell>
          <table:table-cell table:formula="of:=(([.J20]/[.C20]*100))+0" office:value-type="float" office:value="48.945237239983" calcext:value-type="float">
            <text:p>48,94523724</text:p>
          </table:table-cell>
        </table:table-row>
        <table:table-row table:style-name="ro2">
          <table:covered-table-cell/>
          <table:table-cell office:value-type="string" calcext:value-type="string">
            <text:p>unix-tbl/unix-tbl</text:p>
          </table:table-cell>
          <table:table-cell office:value-type="float" office:value="85339" calcext:value-type="float">
            <text:p>85339</text:p>
          </table:table-cell>
          <table:table-cell office:value-type="float" office:value="6232" calcext:value-type="float">
            <text:p>6232</text:p>
          </table:table-cell>
          <table:table-cell table:formula="of:=([.D21]/[.C21]*100)" office:value-type="float" office:value="7.30264005905858" calcext:value-type="float">
            <text:p>7,3026400591</text:p>
          </table:table-cell>
          <table:table-cell office:value-type="float" office:value="37876" calcext:value-type="float">
            <text:p>37876</text:p>
          </table:table-cell>
          <table:table-cell table:formula="of:=(([.F21]/[.C21]*100))+0" office:value-type="float" office:value="44.3829901920576" calcext:value-type="float">
            <text:p>44,3829901921</text:p>
          </table:table-cell>
          <table:table-cell office:value-type="float" office:value="28948" calcext:value-type="float">
            <text:p>28948</text:p>
          </table:table-cell>
          <table:table-cell table:formula="of:=(([.H21]/[.C21]*100))+0" office:value-type="float" office:value="33.9211849213138" calcext:value-type="float">
            <text:p>33,9211849213</text:p>
          </table:table-cell>
          <table:table-cell office:value-type="float" office:value="41675" calcext:value-type="float">
            <text:p>41675</text:p>
          </table:table-cell>
          <table:table-cell table:formula="of:=(([.J21]/[.C21]*100))+0" office:value-type="float" office:value="48.8346476991762" calcext:value-type="float">
            <text:p>48,8346476992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Mallocbench</text:p>
          </table:table-cell>
          <table:table-cell office:value-type="string" calcext:value-type="string">
            <text:p>espresso/espresso</text:p>
          </table:table-cell>
          <table:table-cell office:value-type="float" office:value="787223" calcext:value-type="float">
            <text:p>787223</text:p>
          </table:table-cell>
          <table:table-cell office:value-type="float" office:value="94692" calcext:value-type="float">
            <text:p>94692</text:p>
          </table:table-cell>
          <table:table-cell table:formula="of:=([.D22]/[.C22]*100)" office:value-type="float" office:value="12.0286119689084" calcext:value-type="float">
            <text:p>12,0286119689</text:p>
          </table:table-cell>
          <table:table-cell office:value-type="float" office:value="99348" calcext:value-type="float">
            <text:p>99348</text:p>
          </table:table-cell>
          <table:table-cell table:formula="of:=(([.F22]/[.C22]*100))+0" office:value-type="float" office:value="12.6200581029772" calcext:value-type="float">
            <text:p>12,620058103</text:p>
          </table:table-cell>
          <table:table-cell office:value-type="float" office:value="221701" calcext:value-type="float">
            <text:p>221701</text:p>
          </table:table-cell>
          <table:table-cell table:formula="of:=(([.H22]/[.C22]*100))+0" office:value-type="float" office:value="28.1624139538606" calcext:value-type="float">
            <text:p>28,1624139539</text:p>
          </table:table-cell>
          <table:table-cell office:value-type="float" office:value="260095" calcext:value-type="float">
            <text:p>260095</text:p>
          </table:table-cell>
          <table:table-cell table:formula="of:=(([.J22]/[.C22]*100))+0" office:value-type="float" office:value="33.0395580413682" calcext:value-type="float">
            <text:p>33,0395580414</text:p>
          </table:table-cell>
        </table:table-row>
        <table:table-row table:style-name="ro2">
          <table:covered-table-cell/>
          <table:table-cell office:value-type="string" calcext:value-type="string">
            <text:p>gs/gs</text:p>
          </table:table-cell>
          <table:table-cell office:value-type="float" office:value="608374" calcext:value-type="float">
            <text:p>608374</text:p>
          </table:table-cell>
          <table:table-cell office:value-type="float" office:value="18798" calcext:value-type="float">
            <text:p>18798</text:p>
          </table:table-cell>
          <table:table-cell table:formula="of:=([.D23]/[.C23]*100)" office:value-type="float" office:value="3.08987563571093" calcext:value-type="float">
            <text:p>3,0898756357</text:p>
          </table:table-cell>
          <table:table-cell office:value-type="float" office:value="247414" calcext:value-type="float">
            <text:p>247414</text:p>
          </table:table-cell>
          <table:table-cell table:formula="of:=(([.F23]/[.C23]*100))+0" office:value-type="float" office:value="40.6680758875297" calcext:value-type="float">
            <text:p>40,6680758875</text:p>
          </table:table-cell>
          <table:table-cell office:value-type="float" office:value="341792" calcext:value-type="float">
            <text:p>341792</text:p>
          </table:table-cell>
          <table:table-cell table:formula="of:=(([.H23]/[.C23]*100))+0" office:value-type="float" office:value="56.1812306245829" calcext:value-type="float">
            <text:p>56,1812306246</text:p>
          </table:table-cell>
          <table:table-cell office:value-type="float" office:value="364934" calcext:value-type="float">
            <text:p>364934</text:p>
          </table:table-cell>
          <table:table-cell table:formula="of:=(([.J23]/[.C23]*100))+0" office:value-type="float" office:value="59.9851407193601" calcext:value-type="float">
            <text:p>59,9851407194</text:p>
          </table:table-cell>
        </table:table-row>
        <table:table-row table:style-name="ro2">
          <table:table-cell table:style-name="Default"/>
          <table:table-cell table:style-name="ce5" office:value-type="string" calcext:value-type="string">
            <text:p>Total</text:p>
          </table:table-cell>
          <table:table-cell table:formula="of:=SUM([.C3:.C23])" office:value-type="float" office:value="3004286" calcext:value-type="float">
            <text:p>3004286</text:p>
          </table:table-cell>
          <table:table-cell table:style-name="ce5" table:formula="of:=SUM([.D3:.D23])" office:value-type="float" office:value="214849" calcext:value-type="float">
            <text:p>214849</text:p>
          </table:table-cell>
          <table:table-cell table:style-name="ce5" table:formula="of:=([.D24]/[.C24]*100)" office:value-type="float" office:value="7.15141634318437" calcext:value-type="float">
            <text:p>7,1514163432</text:p>
          </table:table-cell>
          <table:table-cell table:style-name="ce5" table:formula="of:=SUM([.F3:.F23])" office:value-type="float" office:value="945049" calcext:value-type="float">
            <text:p>945049</text:p>
          </table:table-cell>
          <table:table-cell table:style-name="ce5" table:formula="of:=(([.F24]/[.C24]*100))+0" office:value-type="float" office:value="31.4566922057354" calcext:value-type="float">
            <text:p>31,4566922057</text:p>
          </table:table-cell>
          <table:table-cell table:style-name="ce5" table:formula="of:=SUM([.H3:.H23])" office:value-type="float" office:value="1276137" calcext:value-type="float">
            <text:p>1276137</text:p>
          </table:table-cell>
          <table:table-cell table:style-name="ce5" table:formula="of:=(([.H24]/[.C24]*100))+0" office:value-type="float" office:value="42.4772142199511" calcext:value-type="float">
            <text:p>42,47721422</text:p>
          </table:table-cell>
          <table:table-cell table:style-name="ce5" table:formula="of:=SUM([.J3:.J23])" office:value-type="float" office:value="1420648" calcext:value-type="float">
            <text:p>1420648</text:p>
          </table:table-cell>
          <table:table-cell table:style-name="ce5" table:formula="of:=(([.J24]/[.C24]*100))+0" office:value-type="float" office:value="47.2873754362934" calcext:value-type="float">
            <text:p>47,2873754363</text:p>
          </table:table-cell>
        </table:table-row>
      </table:table>
      <table:table table:name="Old" table:style-name="ta1">
        <table:table-column table:style-name="co1" table:default-cell-style-name="ce9"/>
        <table:table-column table:style-name="co3" table:default-cell-style-name="ce10"/>
        <table:table-column table:style-name="co1" table:default-cell-style-name="ce12"/>
        <table:table-column table:style-name="co1" table:default-cell-style-name="ce14"/>
        <table:table-column table:style-name="co1" table:default-cell-style-name="ce6"/>
        <table:table-column table:style-name="co1" table:default-cell-style-name="ce14"/>
        <table:table-column table:style-name="co1" table:default-cell-style-name="ce6"/>
        <table:table-column table:style-name="co1" table:default-cell-style-name="ce14"/>
        <table:table-column table:style-name="co1" table:default-cell-style-name="ce6"/>
        <table:table-column table:style-name="co1" table:default-cell-style-name="ce14"/>
        <table:table-column table:style-name="co1" table:default-cell-style-name="ce6"/>
        <table:table-column table:style-name="co1" table:default-cell-style-name="ce14"/>
        <table:table-column table:style-name="co1" table:default-cell-style-name="ce6"/>
        <table:table-row table:style-name="ro3">
          <table:table-cell table:style-name="ce1" office:value-type="string" calcext:value-type="string" table:number-columns-spanned="13" table:number-rows-spanned="1">
            <text:p>Previous Results</text:p>
          </table:table-cell>
          <table:covered-table-cell table:number-columns-repeated="12" table:style-name="Default"/>
        </table:table-row>
        <table:table-row table:style-name="ro2">
          <table:table-cell table:style-name="ce8" office:value-type="string" calcext:value-type="string">
            <text:p>Benchmark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otal</text:p>
          </table:table-cell>
          <table:table-cell table:style-name="ce13" office:value-type="string" calcext:value-type="string">
            <text:p>scev</text:p>
          </table:table-cell>
          <table:table-cell table:style-name="ce16" office:value-type="string" calcext:value-type="string">
            <text:p>%</text:p>
          </table:table-cell>
          <table:table-cell table:style-name="ce13" office:value-type="string" calcext:value-type="string">
            <text:p>rbaa</text:p>
          </table:table-cell>
          <table:table-cell table:style-name="ce16" office:value-type="string" calcext:value-type="string">
            <text:p>%</text:p>
          </table:table-cell>
          <table:table-cell table:style-name="ce13" office:value-type="string" calcext:value-type="string">
            <text:p>basic</text:p>
          </table:table-cell>
          <table:table-cell table:style-name="ce16" office:value-type="string" calcext:value-type="string">
            <text:p>%</text:p>
          </table:table-cell>
          <table:table-cell table:style-name="ce13" office:value-type="string" calcext:value-type="string">
            <text:p>sbasic</text:p>
          </table:table-cell>
          <table:table-cell table:style-name="ce16" office:value-type="string" calcext:value-type="string">
            <text:p>%</text:p>
          </table:table-cell>
          <table:table-cell table:style-name="ce13" office:value-type="string" calcext:value-type="string">
            <text:p>rbasic</text:p>
          </table:table-cell>
          <table:table-cell table:style-name="ce16" office:value-type="string" calcext:value-type="string">
            <text:p>%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Ptrdist</text:p>
          </table:table-cell>
          <table:table-cell office:value-type="string" calcext:value-type="string">
            <text:p>bc/bc</text:p>
          </table:table-cell>
          <table:table-cell office:value-type="float" office:value="198674" calcext:value-type="float">
            <text:p>198674</text:p>
          </table:table-cell>
          <table:table-cell office:value-type="float" office:value="28095" calcext:value-type="float">
            <text:p>28095</text:p>
          </table:table-cell>
          <table:table-cell table:formula="of:=([.D3]/[.C3]*100)" office:value-type="float" office:value="14.1412565307992" calcext:value-type="float">
            <text:p>14,1412565308</text:p>
          </table:table-cell>
          <table:table-cell office:value-type="float" office:value="88601" calcext:value-type="float">
            <text:p>88601</text:p>
          </table:table-cell>
          <table:table-cell table:formula="of:=([.F3]/[.C3]*100)" office:value-type="float" office:value="44.5961726245004" calcext:value-type="float">
            <text:p>44,5961726245</text:p>
          </table:table-cell>
          <table:table-cell office:value-type="float" office:value="61482" calcext:value-type="float">
            <text:p>61482</text:p>
          </table:table-cell>
          <table:table-cell table:formula="of:=([.H3]/[.C3]*100)" office:value-type="float" office:value="30.9461731278376" calcext:value-type="float">
            <text:p>30,9461731278</text:p>
          </table:table-cell>
          <table:table-cell office:value-type="float" office:value="64057" calcext:value-type="float">
            <text:p>64057</text:p>
          </table:table-cell>
          <table:table-cell table:formula="of:=([.J3]/[.C3]*100)" office:value-type="float" office:value="32.2422662250722" calcext:value-type="float">
            <text:p>32,2422662251</text:p>
          </table:table-cell>
          <table:table-cell office:value-type="float" office:value="93914" calcext:value-type="float">
            <text:p>93914</text:p>
          </table:table-cell>
          <table:table-cell table:formula="of:=([.L3]/[.C3]*100)" office:value-type="float" office:value="47.2704027703675" calcext:value-type="float">
            <text:p>47,2704027704</text:p>
          </table:table-cell>
        </table:table-row>
        <table:table-row table:style-name="ro2">
          <table:covered-table-cell/>
          <table:table-cell office:value-type="string" calcext:value-type="string">
            <text:p>ft/ft</text:p>
          </table:table-cell>
          <table:table-cell office:value-type="float" office:value="7660" calcext:value-type="float">
            <text:p>7660</text:p>
          </table:table-cell>
          <table:table-cell office:value-type="float" office:value="209" calcext:value-type="float">
            <text:p>209</text:p>
          </table:table-cell>
          <table:table-cell table:formula="of:=([.D4]/[.C4]*100)" office:value-type="float" office:value="2.72845953002611" calcext:value-type="float">
            <text:p>2,72845953</text:p>
          </table:table-cell>
          <table:table-cell office:value-type="float" office:value="658" calcext:value-type="float">
            <text:p>658</text:p>
          </table:table-cell>
          <table:table-cell table:formula="of:=([.F4]/[.C4]*100)" office:value-type="float" office:value="8.59007832898172" calcext:value-type="float">
            <text:p>8,590078329</text:p>
          </table:table-cell>
          <table:table-cell office:value-type="float" office:value="401" calcext:value-type="float">
            <text:p>401</text:p>
          </table:table-cell>
          <table:table-cell table:formula="of:=([.H4]/[.C4]*100)" office:value-type="float" office:value="5.23498694516971" calcext:value-type="float">
            <text:p>5,2349869452</text:p>
          </table:table-cell>
          <table:table-cell office:value-type="float" office:value="416" calcext:value-type="float">
            <text:p>416</text:p>
          </table:table-cell>
          <table:table-cell table:formula="of:=([.J4]/[.C4]*100)" office:value-type="float" office:value="5.43080939947781" calcext:value-type="float">
            <text:p>5,4308093995</text:p>
          </table:table-cell>
          <table:table-cell office:value-type="float" office:value="766" calcext:value-type="float">
            <text:p>766</text:p>
          </table:table-cell>
          <table:table-cell table:formula="of:=([.L4]/[.C4]*100)" office:value-type="float" office:value="10" calcext:value-type="float">
            <text:p>10</text:p>
          </table:table-cell>
        </table:table-row>
        <table:table-row table:style-name="ro2">
          <table:covered-table-cell/>
          <table:table-cell office:value-type="string" calcext:value-type="string">
            <text:p>ks/ks</text:p>
          </table:table-cell>
          <table:table-cell office:value-type="float" office:value="14377" calcext:value-type="float">
            <text:p>14377</text:p>
          </table:table-cell>
          <table:table-cell office:value-type="float" office:value="87" calcext:value-type="float">
            <text:p>87</text:p>
          </table:table-cell>
          <table:table-cell table:formula="of:=([.D5]/[.C5]*100)" office:value-type="float" office:value="0.605133198859289" calcext:value-type="float">
            <text:p>0,6051331989</text:p>
          </table:table-cell>
          <table:table-cell office:value-type="float" office:value="2696" calcext:value-type="float">
            <text:p>2696</text:p>
          </table:table-cell>
          <table:table-cell table:formula="of:=([.F5]/[.C5]*100)" office:value-type="float" office:value="18.7521736106281" calcext:value-type="float">
            <text:p>18,7521736106</text:p>
          </table:table-cell>
          <table:table-cell office:value-type="float" office:value="3304" calcext:value-type="float">
            <text:p>3304</text:p>
          </table:table-cell>
          <table:table-cell table:formula="of:=([.H5]/[.C5]*100)" office:value-type="float" office:value="22.9811504486332" calcext:value-type="float">
            <text:p>22,9811504486</text:p>
          </table:table-cell>
          <table:table-cell office:value-type="float" office:value="3350" calcext:value-type="float">
            <text:p>3350</text:p>
          </table:table-cell>
          <table:table-cell table:formula="of:=([.J5]/[.C5]*100)" office:value-type="float" office:value="23.3011059330876" calcext:value-type="float">
            <text:p>23,3011059331</text:p>
          </table:table-cell>
          <table:table-cell office:value-type="float" office:value="3574" calcext:value-type="float">
            <text:p>3574</text:p>
          </table:table-cell>
          <table:table-cell table:formula="of:=([.L5]/[.C5]*100)" office:value-type="float" office:value="24.8591500313" calcext:value-type="float">
            <text:p>24,8591500313</text:p>
          </table:table-cell>
        </table:table-row>
        <table:table-row table:style-name="ro2">
          <table:covered-table-cell/>
          <table:table-cell office:value-type="string" calcext:value-type="string">
            <text:p>yacr2/yacr2</text:p>
          </table:table-cell>
          <table:table-cell office:value-type="float" office:value="38262" calcext:value-type="float">
            <text:p>38262</text:p>
          </table:table-cell>
          <table:table-cell office:value-type="float" office:value="76" calcext:value-type="float">
            <text:p>76</text:p>
          </table:table-cell>
          <table:table-cell table:formula="of:=([.D6]/[.C6]*100)" office:value-type="float" office:value="0.198630495008102" calcext:value-type="float">
            <text:p>0,198630495</text:p>
          </table:table-cell>
          <table:table-cell office:value-type="float" office:value="2425" calcext:value-type="float">
            <text:p>2425</text:p>
          </table:table-cell>
          <table:table-cell table:formula="of:=([.F6]/[.C6]*100)" office:value-type="float" office:value="6.33788092624536" calcext:value-type="float">
            <text:p>6,3378809262</text:p>
          </table:table-cell>
          <table:table-cell office:value-type="float" office:value="2763" calcext:value-type="float">
            <text:p>2763</text:p>
          </table:table-cell>
          <table:table-cell table:formula="of:=([.H6]/[.C6]*100)" office:value-type="float" office:value="7.22126391720245" calcext:value-type="float">
            <text:p>7,2212639172</text:p>
          </table:table-cell>
          <table:table-cell office:value-type="float" office:value="2763" calcext:value-type="float">
            <text:p>2763</text:p>
          </table:table-cell>
          <table:table-cell table:formula="of:=([.J6]/[.C6]*100)" office:value-type="float" office:value="7.22126391720245" calcext:value-type="float">
            <text:p>7,2212639172</text:p>
          </table:table-cell>
          <table:table-cell office:value-type="float" office:value="3170" calcext:value-type="float">
            <text:p>3170</text:p>
          </table:table-cell>
          <table:table-cell table:formula="of:=([.L6]/[.C6]*100)" office:value-type="float" office:value="8.28498248915373" calcext:value-type="float">
            <text:p>8,2849824892</text:p>
          </table:table-cell>
        </table:table-row>
        <table:table-row table:style-name="ro2">
          <table:table-cell office:value-type="string" calcext:value-type="string" table:number-columns-spanned="1" table:number-rows-spanned="11">
            <text:p>Prolang</text:p>
          </table:table-cell>
          <table:table-cell office:value-type="string" calcext:value-type="string">
            <text:p>allroots/allroots</text:p>
          </table:table-cell>
          <table:table-cell office:value-type="float" office:value="974" calcext:value-type="float">
            <text:p>974</text:p>
          </table:table-cell>
          <table:table-cell office:value-type="float" office:value="159" calcext:value-type="float">
            <text:p>159</text:p>
          </table:table-cell>
          <table:table-cell table:formula="of:=([.D7]/[.C7]*100)" office:value-type="float" office:value="16.3244353182752" calcext:value-type="float">
            <text:p>16,3244353183</text:p>
          </table:table-cell>
          <table:table-cell office:value-type="float" office:value="675" calcext:value-type="float">
            <text:p>675</text:p>
          </table:table-cell>
          <table:table-cell table:formula="of:=([.F7]/[.C7]*100)" office:value-type="float" office:value="69.3018480492813" calcext:value-type="float">
            <text:p>69,3018480493</text:p>
          </table:table-cell>
          <table:table-cell office:value-type="float" office:value="627" calcext:value-type="float">
            <text:p>627</text:p>
          </table:table-cell>
          <table:table-cell table:formula="of:=([.H7]/[.C7]*100)" office:value-type="float" office:value="64.3737166324435" calcext:value-type="float">
            <text:p>64,3737166324</text:p>
          </table:table-cell>
          <table:table-cell office:value-type="float" office:value="630" calcext:value-type="float">
            <text:p>630</text:p>
          </table:table-cell>
          <table:table-cell table:formula="of:=([.J7]/[.C7]*100)" office:value-type="float" office:value="64.6817248459959" calcext:value-type="float">
            <text:p>64,681724846</text:p>
          </table:table-cell>
          <table:table-cell office:value-type="float" office:value="761" calcext:value-type="float">
            <text:p>761</text:p>
          </table:table-cell>
          <table:table-cell table:formula="of:=([.L7]/[.C7]*100)" office:value-type="float" office:value="78.1314168377823" calcext:value-type="float">
            <text:p>78,1314168378</text:p>
          </table:table-cell>
        </table:table-row>
        <table:table-row table:style-name="ro2">
          <table:covered-table-cell/>
          <table:table-cell office:value-type="string" calcext:value-type="string">
            <text:p>archie-client/archie</text:p>
          </table:table-cell>
          <table:table-cell office:value-type="float" office:value="159051" calcext:value-type="float">
            <text:p>159051</text:p>
          </table:table-cell>
          <table:table-cell office:value-type="float" office:value="1558" calcext:value-type="float">
            <text:p>1558</text:p>
          </table:table-cell>
          <table:table-cell table:formula="of:=([.D8]/[.C8]*100)" office:value-type="float" office:value="0.979560015340991" calcext:value-type="float">
            <text:p>0,9795600153</text:p>
          </table:table-cell>
          <table:table-cell office:value-type="float" office:value="15337" calcext:value-type="float">
            <text:p>15337</text:p>
          </table:table-cell>
          <table:table-cell table:formula="of:=([.F8]/[.C8]*100)" office:value-type="float" office:value="9.64281897001591" calcext:value-type="float">
            <text:p>9,64281897</text:p>
          </table:table-cell>
          <table:table-cell office:value-type="float" office:value="32709" calcext:value-type="float">
            <text:p>32709</text:p>
          </table:table-cell>
          <table:table-cell table:formula="of:=([.H8]/[.C8]*100)" office:value-type="float" office:value="20.5651017598129" calcext:value-type="float">
            <text:p>20,5651017598</text:p>
          </table:table-cell>
          <table:table-cell office:value-type="float" office:value="32713" calcext:value-type="float">
            <text:p>32713</text:p>
          </table:table-cell>
          <table:table-cell table:formula="of:=([.J8]/[.C8]*100)" office:value-type="float" office:value="20.567616676412" calcext:value-type="float">
            <text:p>20,5676166764</text:p>
          </table:table-cell>
          <table:table-cell office:value-type="float" office:value="34714" calcext:value-type="float">
            <text:p>34714</text:p>
          </table:table-cell>
          <table:table-cell table:formula="of:=([.L8]/[.C8]*100)" office:value-type="float" office:value="21.8257037051009" calcext:value-type="float">
            <text:p>21,8257037051</text:p>
          </table:table-cell>
        </table:table-row>
        <table:table-row table:style-name="ro2">
          <table:covered-table-cell/>
          <table:table-cell office:value-type="string" calcext:value-type="string">
            <text:p>bison/mybison</text:p>
          </table:table-cell>
          <table:table-cell office:value-type="float" office:value="114025" calcext:value-type="float">
            <text:p>114025</text:p>
          </table:table-cell>
          <table:table-cell office:value-type="float" office:value="848" calcext:value-type="float">
            <text:p>848</text:p>
          </table:table-cell>
          <table:table-cell table:formula="of:=([.D9]/[.C9]*100)" office:value-type="float" office:value="0.743696557772418" calcext:value-type="float">
            <text:p>0,7436965578</text:p>
          </table:table-cell>
          <table:table-cell office:value-type="float" office:value="8190" calcext:value-type="float">
            <text:p>8190</text:p>
          </table:table-cell>
          <table:table-cell table:formula="of:=([.F9]/[.C9]*100)" office:value-type="float" office:value="7.18263538697654" calcext:value-type="float">
            <text:p>7,182635387</text:p>
          </table:table-cell>
          <table:table-cell office:value-type="float" office:value="12484" calcext:value-type="float">
            <text:p>12484</text:p>
          </table:table-cell>
          <table:table-cell table:formula="of:=([.H9]/[.C9]*100)" office:value-type="float" office:value="10.9484762113572" calcext:value-type="float">
            <text:p>10,9484762114</text:p>
          </table:table-cell>
          <table:table-cell office:value-type="float" office:value="12681" calcext:value-type="float">
            <text:p>12681</text:p>
          </table:table-cell>
          <table:table-cell table:formula="of:=([.J9]/[.C9]*100)" office:value-type="float" office:value="11.121245340934" calcext:value-type="float">
            <text:p>11,1212453409</text:p>
          </table:table-cell>
          <table:table-cell office:value-type="float" office:value="14192" calcext:value-type="float">
            <text:p>14192</text:p>
          </table:table-cell>
          <table:table-cell table:formula="of:=([.L9]/[.C9]*100)" office:value-type="float" office:value="12.446393334795" calcext:value-type="float">
            <text:p>12,4463933348</text:p>
          </table:table-cell>
        </table:table-row>
        <table:table-row table:style-name="ro2">
          <table:covered-table-cell/>
          <table:table-cell office:value-type="string" calcext:value-type="string">
            <text:p>cdecl/cdecl</text:p>
          </table:table-cell>
          <table:table-cell office:value-type="float" office:value="301817" calcext:value-type="float">
            <text:p>301817</text:p>
          </table:table-cell>
          <table:table-cell office:value-type="float" office:value="41470" calcext:value-type="float">
            <text:p>41470</text:p>
          </table:table-cell>
          <table:table-cell table:formula="of:=([.D10]/[.C10]*100)" office:value-type="float" office:value="13.7401140426152" calcext:value-type="float">
            <text:p>13,7401140426</text:p>
          </table:table-cell>
          <table:table-cell office:value-type="float" office:value="147382" calcext:value-type="float">
            <text:p>147382</text:p>
          </table:table-cell>
          <table:table-cell table:formula="of:=([.F10]/[.C10]*100)" office:value-type="float" office:value="48.8315767501499" calcext:value-type="float">
            <text:p>48,8315767502</text:p>
          </table:table-cell>
          <table:table-cell office:value-type="float" office:value="74846" calcext:value-type="float">
            <text:p>74846</text:p>
          </table:table-cell>
          <table:table-cell table:formula="of:=([.H10]/[.C10]*100)" office:value-type="float" office:value="24.798470596421" calcext:value-type="float">
            <text:p>24,7984705964</text:p>
          </table:table-cell>
          <table:table-cell office:value-type="float" office:value="76620" calcext:value-type="float">
            <text:p>76620</text:p>
          </table:table-cell>
          <table:table-cell table:formula="of:=([.J10]/[.C10]*100)" office:value-type="float" office:value="25.3862439822807" calcext:value-type="float">
            <text:p>25,3862439823</text:p>
          </table:table-cell>
          <table:table-cell office:value-type="float" office:value="150465" calcext:value-type="float">
            <text:p>150465</text:p>
          </table:table-cell>
          <table:table-cell table:formula="of:=([.L10]/[.C10]*100)" office:value-type="float" office:value="49.8530566535351" calcext:value-type="float">
            <text:p>49,8530566535</text:p>
          </table:table-cell>
        </table:table-row>
        <table:table-row table:style-name="ro2">
          <table:covered-table-cell/>
          <table:table-cell office:value-type="string" calcext:value-type="string">
            <text:p>compiler/compiler</text:p>
          </table:table-cell>
          <table:table-cell office:value-type="float" office:value="9515" calcext:value-type="float">
            <text:p>9515</text:p>
          </table:table-cell>
          <table:table-cell office:value-type="float" office:value="47" calcext:value-type="float">
            <text:p>47</text:p>
          </table:table-cell>
          <table:table-cell table:formula="of:=([.D11]/[.C11]*100)" office:value-type="float" office:value="0.493956910141881" calcext:value-type="float">
            <text:p>0,4939569101</text:p>
          </table:table-cell>
          <table:table-cell office:value-type="float" office:value="6343" calcext:value-type="float">
            <text:p>6343</text:p>
          </table:table-cell>
          <table:table-cell table:formula="of:=([.F11]/[.C11]*100)" office:value-type="float" office:value="66.6631634261692" calcext:value-type="float">
            <text:p>66,6631634262</text:p>
          </table:table-cell>
          <table:table-cell office:value-type="float" office:value="6401" calcext:value-type="float">
            <text:p>6401</text:p>
          </table:table-cell>
          <table:table-cell table:formula="of:=([.H11]/[.C11]*100)" office:value-type="float" office:value="67.2727272727273" calcext:value-type="float">
            <text:p>67,2727272727</text:p>
          </table:table-cell>
          <table:table-cell office:value-type="float" office:value="6436" calcext:value-type="float">
            <text:p>6436</text:p>
          </table:table-cell>
          <table:table-cell table:formula="of:=([.J11]/[.C11]*100)" office:value-type="float" office:value="67.6405675249606" calcext:value-type="float">
            <text:p>67,640567525</text:p>
          </table:table-cell>
          <table:table-cell office:value-type="float" office:value="6526" calcext:value-type="float">
            <text:p>6526</text:p>
          </table:table-cell>
          <table:table-cell table:formula="of:=([.L11]/[.C11]*100)" office:value-type="float" office:value="68.5864424592748" calcext:value-type="float">
            <text:p>68,5864424593</text:p>
          </table:table-cell>
        </table:table-row>
        <table:table-row table:style-name="ro2">
          <table:covered-table-cell/>
          <table:table-cell office:value-type="string" calcext:value-type="string">
            <text:p>fixoutput/fixoutput</text:p>
          </table:table-cell>
          <table:table-cell office:value-type="float" office:value="3778" calcext:value-type="float">
            <text:p>3778</text:p>
          </table:table-cell>
          <table:table-cell office:value-type="float" office:value="4" calcext:value-type="float">
            <text:p>4</text:p>
          </table:table-cell>
          <table:table-cell table:formula="of:=([.D12]/[.C12]*100)" office:value-type="float" office:value="0.105876124933827" calcext:value-type="float">
            <text:p>0,1058761249</text:p>
          </table:table-cell>
          <table:table-cell office:value-type="float" office:value="3142" calcext:value-type="float">
            <text:p>3142</text:p>
          </table:table-cell>
          <table:table-cell table:formula="of:=([.F12]/[.C12]*100)" office:value-type="float" office:value="83.1656961355214" calcext:value-type="float">
            <text:p>83,1656961355</text:p>
          </table:table-cell>
          <table:table-cell office:value-type="float" office:value="3336" calcext:value-type="float">
            <text:p>3336</text:p>
          </table:table-cell>
          <table:table-cell table:formula="of:=([.H12]/[.C12]*100)" office:value-type="float" office:value="88.3006881948121" calcext:value-type="float">
            <text:p>88,3006881948</text:p>
          </table:table-cell>
          <table:table-cell office:value-type="float" office:value="3336" calcext:value-type="float">
            <text:p>3336</text:p>
          </table:table-cell>
          <table:table-cell table:formula="of:=([.J12]/[.C12]*100)" office:value-type="float" office:value="88.3006881948121" calcext:value-type="float">
            <text:p>88,3006881948</text:p>
          </table:table-cell>
          <table:table-cell office:value-type="float" office:value="3414" calcext:value-type="float">
            <text:p>3414</text:p>
          </table:table-cell>
          <table:table-cell table:formula="of:=([.L12]/[.C12]*100)" office:value-type="float" office:value="90.3652726310217" calcext:value-type="float">
            <text:p>90,365272631</text:p>
          </table:table-cell>
        </table:table-row>
        <table:table-row table:style-name="ro2">
          <table:covered-table-cell/>
          <table:table-cell office:value-type="string" calcext:value-type="string">
            <text:p>football/football</text:p>
          </table:table-cell>
          <table:table-cell office:value-type="float" office:value="495119" calcext:value-type="float">
            <text:p>495119</text:p>
          </table:table-cell>
          <table:table-cell office:value-type="float" office:value="17719" calcext:value-type="float">
            <text:p>17719</text:p>
          </table:table-cell>
          <table:table-cell table:formula="of:=([.D13]/[.C13]*100)" office:value-type="float" office:value="3.57873561709407" calcext:value-type="float">
            <text:p>3,5787356171</text:p>
          </table:table-cell>
          <table:table-cell office:value-type="float" office:value="293527" calcext:value-type="float">
            <text:p>293527</text:p>
          </table:table-cell>
          <table:table-cell table:formula="of:=([.F13]/[.C13]*100)" office:value-type="float" office:value="59.2841316935929" calcext:value-type="float">
            <text:p>59,2841316936</text:p>
          </table:table-cell>
          <table:table-cell office:value-type="float" office:value="293103" calcext:value-type="float">
            <text:p>293103</text:p>
          </table:table-cell>
          <table:table-cell table:formula="of:=([.H13]/[.C13]*100)" office:value-type="float" office:value="59.1984957151715" calcext:value-type="float">
            <text:p>59,1984957152</text:p>
          </table:table-cell>
          <table:table-cell office:value-type="float" office:value="302793" calcext:value-type="float">
            <text:p>302793</text:p>
          </table:table-cell>
          <table:table-cell table:formula="of:=([.J13]/[.C13]*100)" office:value-type="float" office:value="61.1556009767349" calcext:value-type="float">
            <text:p>61,1556009767</text:p>
          </table:table-cell>
          <table:table-cell office:value-type="float" office:value="318407" calcext:value-type="float">
            <text:p>318407</text:p>
          </table:table-cell>
          <table:table-cell table:formula="of:=([.L13]/[.C13]*100)" office:value-type="float" office:value="64.3091862764305" calcext:value-type="float">
            <text:p>64,3091862764</text:p>
          </table:table-cell>
        </table:table-row>
        <table:table-row table:style-name="ro2">
          <table:covered-table-cell/>
          <table:table-cell office:value-type="string" calcext:value-type="string">
            <text:p>plot2fig/plot2fig</text:p>
          </table:table-cell>
          <table:table-cell office:value-type="float" office:value="27372" calcext:value-type="float">
            <text:p>27372</text:p>
          </table:table-cell>
          <table:table-cell office:value-type="float" office:value="793" calcext:value-type="float">
            <text:p>793</text:p>
          </table:table-cell>
          <table:table-cell table:formula="of:=([.D14]/[.C14]*100)" office:value-type="float" office:value="2.89712114569633" calcext:value-type="float">
            <text:p>2,8971211457</text:p>
          </table:table-cell>
          <table:table-cell office:value-type="float" office:value="8773" calcext:value-type="float">
            <text:p>8773</text:p>
          </table:table-cell>
          <table:table-cell table:formula="of:=([.F14]/[.C14]*100)" office:value-type="float" office:value="32.0510010229432" calcext:value-type="float">
            <text:p>32,0510010229</text:p>
          </table:table-cell>
          <table:table-cell office:value-type="float" office:value="6594" calcext:value-type="float">
            <text:p>6594</text:p>
          </table:table-cell>
          <table:table-cell table:formula="of:=([.H14]/[.C14]*100)" office:value-type="float" office:value="24.0903112669882" calcext:value-type="float">
            <text:p>24,090311267</text:p>
          </table:table-cell>
          <table:table-cell office:value-type="float" office:value="6594" calcext:value-type="float">
            <text:p>6594</text:p>
          </table:table-cell>
          <table:table-cell table:formula="of:=([.J14]/[.C14]*100)" office:value-type="float" office:value="24.0903112669882" calcext:value-type="float">
            <text:p>24,090311267</text:p>
          </table:table-cell>
          <table:table-cell office:value-type="float" office:value="9623" calcext:value-type="float">
            <text:p>9623</text:p>
          </table:table-cell>
          <table:table-cell table:formula="of:=([.L14]/[.C14]*100)" office:value-type="float" office:value="35.1563641677627" calcext:value-type="float">
            <text:p>35,1563641678</text:p>
          </table:table-cell>
        </table:table-row>
        <table:table-row table:style-name="ro2">
          <table:covered-table-cell/>
          <table:table-cell office:value-type="string" calcext:value-type="string">
            <text:p>TimberWolfMC/timberwolfmc</text:p>
          </table:table-cell>
          <table:table-cell office:value-type="float" office:value="4849731" calcext:value-type="float">
            <text:p>4849731</text:p>
          </table:table-cell>
          <table:table-cell office:value-type="float" office:value="81802" calcext:value-type="float">
            <text:p>81802</text:p>
          </table:table-cell>
          <table:table-cell table:formula="of:=([.D15]/[.C15]*100)" office:value-type="float" office:value="1.68673272806265" calcext:value-type="float">
            <text:p>1,6867327281</text:p>
          </table:table-cell>
          <table:table-cell office:value-type="float" office:value="435761" calcext:value-type="float">
            <text:p>435761</text:p>
          </table:table-cell>
          <table:table-cell table:formula="of:=([.F15]/[.C15]*100)" office:value-type="float" office:value="8.98526124438654" calcext:value-type="float">
            <text:p>8,9852612444</text:p>
          </table:table-cell>
          <table:table-cell office:value-type="float" office:value="622579" calcext:value-type="float">
            <text:p>622579</text:p>
          </table:table-cell>
          <table:table-cell table:formula="of:=([.H15]/[.C15]*100)" office:value-type="float" office:value="12.8373924244458" calcext:value-type="float">
            <text:p>12,8373924244</text:p>
          </table:table-cell>
          <table:table-cell office:value-type="float" office:value="625714" calcext:value-type="float">
            <text:p>625714</text:p>
          </table:table-cell>
          <table:table-cell table:formula="of:=([.J15]/[.C15]*100)" office:value-type="float" office:value="12.9020351850443" calcext:value-type="float">
            <text:p>12,902035185</text:p>
          </table:table-cell>
          <table:table-cell office:value-type="float" office:value="644373" calcext:value-type="float">
            <text:p>644373</text:p>
          </table:table-cell>
          <table:table-cell table:formula="of:=([.L15]/[.C15]*100)" office:value-type="float" office:value="13.2867781738822" calcext:value-type="float">
            <text:p>13,2867781739</text:p>
          </table:table-cell>
        </table:table-row>
        <table:table-row table:style-name="ro2">
          <table:covered-table-cell/>
          <table:table-cell office:value-type="string" calcext:value-type="string">
            <text:p>unix-smail/unix-smail</text:p>
          </table:table-cell>
          <table:table-cell office:value-type="float" office:value="61246" calcext:value-type="float">
            <text:p>61246</text:p>
          </table:table-cell>
          <table:table-cell office:value-type="float" office:value="748" calcext:value-type="float">
            <text:p>748</text:p>
          </table:table-cell>
          <table:table-cell table:formula="of:=([.D16]/[.C16]*100)" office:value-type="float" office:value="1.22130424844071" calcext:value-type="float">
            <text:p>1,2213042484</text:p>
          </table:table-cell>
          <table:table-cell office:value-type="float" office:value="20367" calcext:value-type="float">
            <text:p>20367</text:p>
          </table:table-cell>
          <table:table-cell table:formula="of:=([.F16]/[.C16]*100)" office:value-type="float" office:value="33.2544166149626" calcext:value-type="float">
            <text:p>33,254416615</text:p>
          </table:table-cell>
          <table:table-cell office:value-type="float" office:value="22880" calcext:value-type="float">
            <text:p>22880</text:p>
          </table:table-cell>
          <table:table-cell table:formula="of:=([.H16]/[.C16]*100)" office:value-type="float" office:value="37.3575417170101" calcext:value-type="float">
            <text:p>37,357541717</text:p>
          </table:table-cell>
          <table:table-cell office:value-type="float" office:value="23375" calcext:value-type="float">
            <text:p>23375</text:p>
          </table:table-cell>
          <table:table-cell table:formula="of:=([.J16]/[.C16]*100)" office:value-type="float" office:value="38.1657577637723" calcext:value-type="float">
            <text:p>38,1657577638</text:p>
          </table:table-cell>
          <table:table-cell office:value-type="float" office:value="25707" calcext:value-type="float">
            <text:p>25707</text:p>
          </table:table-cell>
          <table:table-cell table:formula="of:=([.L16]/[.C16]*100)" office:value-type="float" office:value="41.9733533618522" calcext:value-type="float">
            <text:p>41,9733533619</text:p>
          </table:table-cell>
        </table:table-row>
        <table:table-row table:style-name="ro2">
          <table:covered-table-cell/>
          <table:table-cell office:value-type="string" calcext:value-type="string">
            <text:p>unix-tbl/unix-tbl</text:p>
          </table:table-cell>
          <table:table-cell office:value-type="float" office:value="85339" calcext:value-type="float">
            <text:p>85339</text:p>
          </table:table-cell>
          <table:table-cell office:value-type="float" office:value="6232" calcext:value-type="float">
            <text:p>6232</text:p>
          </table:table-cell>
          <table:table-cell table:formula="of:=([.D17]/[.C17]*100)" office:value-type="float" office:value="7.30264005905858" calcext:value-type="float">
            <text:p>7,3026400591</text:p>
          </table:table-cell>
          <table:table-cell office:value-type="float" office:value="28209" calcext:value-type="float">
            <text:p>28209</text:p>
          </table:table-cell>
          <table:table-cell table:formula="of:=([.F17]/[.C17]*100)" office:value-type="float" office:value="33.0552268013452" calcext:value-type="float">
            <text:p>33,0552268013</text:p>
          </table:table-cell>
          <table:table-cell office:value-type="float" office:value="37876" calcext:value-type="float">
            <text:p>37876</text:p>
          </table:table-cell>
          <table:table-cell table:formula="of:=([.H17]/[.C17]*100)" office:value-type="float" office:value="44.3829901920576" calcext:value-type="float">
            <text:p>44,3829901921</text:p>
          </table:table-cell>
          <table:table-cell office:value-type="float" office:value="38527" calcext:value-type="float">
            <text:p>38527</text:p>
          </table:table-cell>
          <table:table-cell table:formula="of:=([.J17]/[.C17]*100)" office:value-type="float" office:value="45.145830159716" calcext:value-type="float">
            <text:p>45,1458301597</text:p>
          </table:table-cell>
          <table:table-cell office:value-type="float" office:value="40950" calcext:value-type="float">
            <text:p>40950</text:p>
          </table:table-cell>
          <table:table-cell table:formula="of:=([.L17]/[.C17]*100)" office:value-type="float" office:value="47.9850947398024" calcext:value-type="float">
            <text:p>47,9850947398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MallocBench</text:p>
          </table:table-cell>
          <table:table-cell office:value-type="string" calcext:value-type="string">
            <text:p>cfrac/cfrac</text:p>
          </table:table-cell>
          <table:table-cell office:value-type="float" office:value="89255" calcext:value-type="float">
            <text:p>89255</text:p>
          </table:table-cell>
          <table:table-cell office:value-type="float" office:value="777" calcext:value-type="float">
            <text:p>777</text:p>
          </table:table-cell>
          <table:table-cell table:formula="of:=([.D18]/[.C18]*100)" office:value-type="float" office:value="0.870539465576158" calcext:value-type="float">
            <text:p>0,8705394656</text:p>
          </table:table-cell>
          <table:table-cell office:value-type="float" office:value="6239" calcext:value-type="float">
            <text:p>6239</text:p>
          </table:table-cell>
          <table:table-cell table:formula="of:=([.F18]/[.C18]*100)" office:value-type="float" office:value="6.99008458909865" calcext:value-type="float">
            <text:p>6,9900845891</text:p>
          </table:table-cell>
          <table:table-cell office:value-type="float" office:value="8662" calcext:value-type="float">
            <text:p>8662</text:p>
          </table:table-cell>
          <table:table-cell table:formula="of:=([.H18]/[.C18]*100)" office:value-type="float" office:value="9.70477844378466" calcext:value-type="float">
            <text:p>9,7047784438</text:p>
          </table:table-cell>
          <table:table-cell office:value-type="float" office:value="8865" calcext:value-type="float">
            <text:p>8865</text:p>
          </table:table-cell>
          <table:table-cell table:formula="of:=([.J18]/[.C18]*100)" office:value-type="float" office:value="9.93221668253879" calcext:value-type="float">
            <text:p>9,9322166825</text:p>
          </table:table-cell>
          <table:table-cell office:value-type="float" office:value="10422" calcext:value-type="float">
            <text:p>10422</text:p>
          </table:table-cell>
          <table:table-cell table:formula="of:=([.L18]/[.C18]*100)" office:value-type="float" office:value="11.6766567699289" calcext:value-type="float">
            <text:p>11,6766567699</text:p>
          </table:table-cell>
        </table:table-row>
        <table:table-row table:style-name="ro2">
          <table:covered-table-cell/>
          <table:table-cell office:value-type="string" calcext:value-type="string">
            <text:p>espresso/espresso</text:p>
          </table:table-cell>
          <table:table-cell office:value-type="float" office:value="787223" calcext:value-type="float">
            <text:p>787223</text:p>
          </table:table-cell>
          <table:table-cell office:value-type="float" office:value="18798" calcext:value-type="float">
            <text:p>18798</text:p>
          </table:table-cell>
          <table:table-cell table:formula="of:=([.D19]/[.C19]*100)" office:value-type="float" office:value="2.38788754901724" calcext:value-type="float">
            <text:p>2,387887549</text:p>
          </table:table-cell>
          <table:table-cell office:value-type="float" office:value="80336" calcext:value-type="float">
            <text:p>80336</text:p>
          </table:table-cell>
          <table:table-cell table:formula="of:=([.F19]/[.C19]*100)" office:value-type="float" office:value="10.2049863888631" calcext:value-type="float">
            <text:p>10,2049863889</text:p>
          </table:table-cell>
          <table:table-cell office:value-type="float" office:value="99348" calcext:value-type="float">
            <text:p>99348</text:p>
          </table:table-cell>
          <table:table-cell table:formula="of:=([.H19]/[.C19]*100)" office:value-type="float" office:value="12.6200581029772" calcext:value-type="float">
            <text:p>12,620058103</text:p>
          </table:table-cell>
          <table:table-cell office:value-type="float" office:value="99711" calcext:value-type="float">
            <text:p>99711</text:p>
          </table:table-cell>
          <table:table-cell table:formula="of:=([.J19]/[.C19]*100)" office:value-type="float" office:value="12.6661695605947" calcext:value-type="float">
            <text:p>12,6661695606</text:p>
          </table:table-cell>
          <table:table-cell office:value-type="float" office:value="121986" calcext:value-type="float">
            <text:p>121986</text:p>
          </table:table-cell>
          <table:table-cell table:formula="of:=([.L19]/[.C19]*100)" office:value-type="float" office:value="15.4957362780305" calcext:value-type="float">
            <text:p>15,495736278</text:p>
          </table:table-cell>
        </table:table-row>
        <table:table-row table:style-name="ro2">
          <table:table-cell table:style-name="Default"/>
          <table:table-cell table:style-name="ce11" office:value-type="string" calcext:value-type="string">
            <text:p>Total</text:p>
          </table:table-cell>
          <table:table-cell table:formula="of:=SUM([.C3:.C19])" office:value-type="float" office:value="7243418" calcext:value-type="float">
            <text:p>7243418</text:p>
          </table:table-cell>
          <table:table-cell table:style-name="ce15" table:formula="of:=SUM([.D3:.D19])" office:value-type="float" office:value="199422" calcext:value-type="float">
            <text:p>199422</text:p>
          </table:table-cell>
          <table:table-cell table:style-name="ce17" table:formula="of:=([.D20]/[.C20]*100)" office:value-type="float" office:value="2.75314775427844" calcext:value-type="float">
            <text:p>2,7531477543</text:p>
          </table:table-cell>
          <table:table-cell table:style-name="ce15" table:formula="of:=SUM([.F3:.F19])" office:value-type="float" office:value="1148661" calcext:value-type="float">
            <text:p>1148661</text:p>
          </table:table-cell>
          <table:table-cell table:style-name="ce17" table:formula="of:=([.F20]/[.C20]*100)" office:value-type="float" office:value="15.8579968738515" calcext:value-type="float">
            <text:p>15,8579968739</text:p>
          </table:table-cell>
          <table:table-cell table:style-name="ce15" table:formula="of:=SUM([.H3:.H19])" office:value-type="float" office:value="1289395" calcext:value-type="float">
            <text:p>1289395</text:p>
          </table:table-cell>
          <table:table-cell table:style-name="ce17" table:formula="of:=([.H20]/[.C20]*100)" office:value-type="float" office:value="17.8009194002058" calcext:value-type="float">
            <text:p>17,8009194002</text:p>
          </table:table-cell>
          <table:table-cell table:style-name="ce15" table:formula="of:=SUM([.J3:.J19])" office:value-type="float" office:value="1308581" calcext:value-type="float">
            <text:p>1308581</text:p>
          </table:table-cell>
          <table:table-cell table:style-name="ce17" table:formula="of:=([.J20]/[.C20]*100)" office:value-type="float" office:value="18.065794352887" calcext:value-type="float">
            <text:p>18,0657943529</text:p>
          </table:table-cell>
          <table:table-cell table:style-name="ce15" table:formula="of:=SUM([.L3:.L19])" office:value-type="float" office:value="1482964" calcext:value-type="float">
            <text:p>1482964</text:p>
          </table:table-cell>
          <table:table-cell table:style-name="ce17" table:formula="of:=([.L20]/[.C20]*100)" office:value-type="float" office:value="20.4732627607574" calcext:value-type="float">
            <text:p>20,4732627608</text:p>
          </table:table-cell>
        </table:table-row>
      </table:table>
      <table:named-expressions/>
      <table:database-ranges>
        <table:database-range table:name="__Anonymous_Sheet_DB__0" table:target-range-address="New.B3:New.J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loext:text> R$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loext:text> R$ </loext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loext:text> R$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 style:data-style-name="N2" text:time-value="23:56:35.9445503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8:24:04.167812467</meta:creation-date>
    <dc:date>2015-09-08T00:02:49.526592446</dc:date>
    <meta:editing-duration>PT55M3S</meta:editing-duration>
    <meta:editing-cycles>18</meta:editing-cycles>
    <meta:generator>LibreOffice/4.4.2.2$Linux_X86_64 LibreOffice_project/40m0$Build-2</meta:generator>
    <meta:document-statistic meta:table-count="2" meta:cell-count="468" meta:object-count="0"/>
  </office:meta>
</office:document-meta>
</file>